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15.06mm"/>
    </style:style>
    <style:style style:name="co3" style:family="table-column">
      <style:table-column-properties fo:break-before="auto" style:column-width="10.16mm"/>
    </style:style>
    <style:style style:name="co4" style:family="table-column">
      <style:table-column-properties fo:break-before="auto" style:column-width="56.7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2.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hi" style:country-asian="I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1”&gt;</text:p>
          </table:table-cell>
          <table:table-cell office:value-type="string" calcext:value-type="string">
            <text:p>Artigas</text:p>
          </table:table-cell>
          <table:table-cell office:value-type="string" calcext:value-type="string">
            <text:p>&lt;/option&gt;</text:p>
          </table:table-cell>
          <table:table-cell table:formula="of:=CONCATENATE([.A1];[.B1];[.C1];[.D1];[.E1])" office:value-type="string" office:string-value="&lt;option value=&quot;1”&gt;Artigas&lt;/option&gt;" calcext:value-type="string">
            <text:p>&lt;option value="1”&gt;Artigas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2”&gt;</text:p>
          </table:table-cell>
          <table:table-cell office:value-type="string" calcext:value-type="string">
            <text:p>Canelones</text:p>
          </table:table-cell>
          <table:table-cell office:value-type="string" calcext:value-type="string">
            <text:p>&lt;/option&gt;</text:p>
          </table:table-cell>
          <table:table-cell table:formula="of:=CONCATENATE([.A2];[.B2];[.C2];[.D2];[.E2])" office:value-type="string" office:string-value="&lt;option value=&quot;2”&gt;Canelones&lt;/option&gt;" calcext:value-type="string">
            <text:p>&lt;option value="2”&gt;Canelones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3”&gt;</text:p>
          </table:table-cell>
          <table:table-cell office:value-type="string" calcext:value-type="string">
            <text:p>Cerro Largo</text:p>
          </table:table-cell>
          <table:table-cell office:value-type="string" calcext:value-type="string">
            <text:p>&lt;/option&gt;</text:p>
          </table:table-cell>
          <table:table-cell table:formula="of:=CONCATENATE([.A3];[.B3];[.C3];[.D3];[.E3])" office:value-type="string" office:string-value="&lt;option value=&quot;3”&gt;Cerro Largo&lt;/option&gt;" calcext:value-type="string">
            <text:p>&lt;option value="3”&gt;Cerro Largo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4”&gt;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&lt;/option&gt;</text:p>
          </table:table-cell>
          <table:table-cell table:formula="of:=CONCATENATE([.A4];[.B4];[.C4];[.D4];[.E4])" office:value-type="string" office:string-value="&lt;option value=&quot;4”&gt;Colonia&lt;/option&gt;" calcext:value-type="string">
            <text:p>&lt;option value="4”&gt;Colonia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5”&gt;</text:p>
          </table:table-cell>
          <table:table-cell office:value-type="string" calcext:value-type="string">
            <text:p>Durazno</text:p>
          </table:table-cell>
          <table:table-cell office:value-type="string" calcext:value-type="string">
            <text:p>&lt;/option&gt;</text:p>
          </table:table-cell>
          <table:table-cell table:formula="of:=CONCATENATE([.A5];[.B5];[.C5];[.D5];[.E5])" office:value-type="string" office:string-value="&lt;option value=&quot;5”&gt;Durazno&lt;/option&gt;" calcext:value-type="string">
            <text:p>&lt;option value="5”&gt;Durazno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6”&gt;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&lt;/option&gt;</text:p>
          </table:table-cell>
          <table:table-cell table:formula="of:=CONCATENATE([.A6];[.B6];[.C6];[.D6];[.E6])" office:value-type="string" office:string-value="&lt;option value=&quot;6”&gt;Flores&lt;/option&gt;" calcext:value-type="string">
            <text:p>&lt;option value="6”&gt;Flores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7”&gt;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&lt;/option&gt;</text:p>
          </table:table-cell>
          <table:table-cell table:formula="of:=CONCATENATE([.A7];[.B7];[.C7];[.D7];[.E7])" office:value-type="string" office:string-value="&lt;option value=&quot;7”&gt;Florida&lt;/option&gt;" calcext:value-type="string">
            <text:p>&lt;option value="7”&gt;Florida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8”&gt;</text:p>
          </table:table-cell>
          <table:table-cell office:value-type="string" calcext:value-type="string">
            <text:p>Lavalleja</text:p>
          </table:table-cell>
          <table:table-cell office:value-type="string" calcext:value-type="string">
            <text:p>&lt;/option&gt;</text:p>
          </table:table-cell>
          <table:table-cell table:formula="of:=CONCATENATE([.A8];[.B8];[.C8];[.D8];[.E8])" office:value-type="string" office:string-value="&lt;option value=&quot;8”&gt;Lavalleja&lt;/option&gt;" calcext:value-type="string">
            <text:p>&lt;option value="8”&gt;Lavalleja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9”&gt;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&lt;/option&gt;</text:p>
          </table:table-cell>
          <table:table-cell table:formula="of:=CONCATENATE([.A9];[.B9];[.C9];[.D9];[.E9])" office:value-type="string" office:string-value="&lt;option value=&quot;9”&gt;Maldonado&lt;/option&gt;" calcext:value-type="string">
            <text:p>&lt;option value="9”&gt;Maldonado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10”&gt;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&lt;/option&gt;</text:p>
          </table:table-cell>
          <table:table-cell table:formula="of:=CONCATENATE([.A10];[.B10];[.C10];[.D10];[.E10])" office:value-type="string" office:string-value="&lt;option value=&quot;10”&gt;Montevideo&lt;/option&gt;" calcext:value-type="string">
            <text:p>&lt;option value="10”&gt;Montevideo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11”&gt;</text:p>
          </table:table-cell>
          <table:table-cell office:value-type="string" calcext:value-type="string">
            <text:p>Paysandú</text:p>
          </table:table-cell>
          <table:table-cell office:value-type="string" calcext:value-type="string">
            <text:p>&lt;/option&gt;</text:p>
          </table:table-cell>
          <table:table-cell table:formula="of:=CONCATENATE([.A11];[.B11];[.C11];[.D11];[.E11])" office:value-type="string" office:string-value="&lt;option value=&quot;11”&gt;Paysandú&lt;/option&gt;" calcext:value-type="string">
            <text:p>&lt;option value="11”&gt;Paysandú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12”&gt;</text:p>
          </table:table-cell>
          <table:table-cell office:value-type="string" calcext:value-type="string">
            <text:p>Río Negro</text:p>
          </table:table-cell>
          <table:table-cell office:value-type="string" calcext:value-type="string">
            <text:p>&lt;/option&gt;</text:p>
          </table:table-cell>
          <table:table-cell table:formula="of:=CONCATENATE([.A12];[.B12];[.C12];[.D12];[.E12])" office:value-type="string" office:string-value="&lt;option value=&quot;12”&gt;Río Negro&lt;/option&gt;" calcext:value-type="string">
            <text:p>&lt;option value="12”&gt;Río Negro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13”&gt;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&lt;/option&gt;</text:p>
          </table:table-cell>
          <table:table-cell table:formula="of:=CONCATENATE([.A13];[.B13];[.C13];[.D13];[.E13])" office:value-type="string" office:string-value="&lt;option value=&quot;13”&gt;Rivera&lt;/option&gt;" calcext:value-type="string">
            <text:p>&lt;option value="13”&gt;Rivera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14”&gt;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&lt;/option&gt;</text:p>
          </table:table-cell>
          <table:table-cell table:formula="of:=CONCATENATE([.A14];[.B14];[.C14];[.D14];[.E14])" office:value-type="string" office:string-value="&lt;option value=&quot;14”&gt;Rocha&lt;/option&gt;" calcext:value-type="string">
            <text:p>&lt;option value="14”&gt;Rocha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15”&gt;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&lt;/option&gt;</text:p>
          </table:table-cell>
          <table:table-cell table:formula="of:=CONCATENATE([.A15];[.B15];[.C15];[.D15];[.E15])" office:value-type="string" office:string-value="&lt;option value=&quot;15”&gt;Salto&lt;/option&gt;" calcext:value-type="string">
            <text:p>&lt;option value="15”&gt;Salto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16”&gt;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&lt;/option&gt;</text:p>
          </table:table-cell>
          <table:table-cell table:formula="of:=CONCATENATE([.A16];[.B16];[.C16];[.D16];[.E16])" office:value-type="string" office:string-value="&lt;option value=&quot;16”&gt;San José&lt;/option&gt;" calcext:value-type="string">
            <text:p>&lt;option value="16”&gt;San José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17”&gt;</text:p>
          </table:table-cell>
          <table:table-cell office:value-type="string" calcext:value-type="string">
            <text:p>Soriano</text:p>
          </table:table-cell>
          <table:table-cell office:value-type="string" calcext:value-type="string">
            <text:p>&lt;/option&gt;</text:p>
          </table:table-cell>
          <table:table-cell table:formula="of:=CONCATENATE([.A17];[.B17];[.C17];[.D17];[.E17])" office:value-type="string" office:string-value="&lt;option value=&quot;17”&gt;Soriano&lt;/option&gt;" calcext:value-type="string">
            <text:p>&lt;option value="17”&gt;Soriano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18”&gt;</text:p>
          </table:table-cell>
          <table:table-cell office:value-type="string" calcext:value-type="string">
            <text:p>Tacuarembó</text:p>
          </table:table-cell>
          <table:table-cell office:value-type="string" calcext:value-type="string">
            <text:p>&lt;/option&gt;</text:p>
          </table:table-cell>
          <table:table-cell table:formula="of:=CONCATENATE([.A18];[.B18];[.C18];[.D18];[.E18])" office:value-type="string" office:string-value="&lt;option value=&quot;18”&gt;Tacuarembó&lt;/option&gt;" calcext:value-type="string">
            <text:p>&lt;option value="18”&gt;Tacuarembó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19”&gt;</text:p>
          </table:table-cell>
          <table:table-cell office:value-type="string" calcext:value-type="string">
            <text:p>Treinta y Tres</text:p>
          </table:table-cell>
          <table:table-cell office:value-type="string" calcext:value-type="string">
            <text:p>&lt;/option&gt;</text:p>
          </table:table-cell>
          <table:table-cell table:formula="of:=CONCATENATE([.A19];[.B19];[.C19];[.D19];[.E19])" office:value-type="string" office:string-value="&lt;option value=&quot;19”&gt;Treinta y Tres&lt;/option&gt;" calcext:value-type="string">
            <text:p>&lt;option value="19”&gt;Treinta y Tres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20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20];[.B20];[.C20];[.D20];[.E20])" office:value-type="string" office:string-value="&lt;option value=&quot;20”&gt;&lt;/option&gt;" calcext:value-type="string">
            <text:p>&lt;option value="20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21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21];[.B21];[.C21];[.D21];[.E21])" office:value-type="string" office:string-value="&lt;option value=&quot;21”&gt;&lt;/option&gt;" calcext:value-type="string">
            <text:p>&lt;option value="21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22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22];[.B22];[.C22];[.D22];[.E22])" office:value-type="string" office:string-value="&lt;option value=&quot;22”&gt;&lt;/option&gt;" calcext:value-type="string">
            <text:p>&lt;option value="22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23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23];[.B23];[.C23];[.D23];[.E23])" office:value-type="string" office:string-value="&lt;option value=&quot;23”&gt;&lt;/option&gt;" calcext:value-type="string">
            <text:p>&lt;option value="23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24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24];[.B24];[.C24];[.D24];[.E24])" office:value-type="string" office:string-value="&lt;option value=&quot;24”&gt;&lt;/option&gt;" calcext:value-type="string">
            <text:p>&lt;option value="24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25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25];[.B25];[.C25];[.D25];[.E25])" office:value-type="string" office:string-value="&lt;option value=&quot;25”&gt;&lt;/option&gt;" calcext:value-type="string">
            <text:p>&lt;option value="25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26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26];[.B26];[.C26];[.D26];[.E26])" office:value-type="string" office:string-value="&lt;option value=&quot;26”&gt;&lt;/option&gt;" calcext:value-type="string">
            <text:p>&lt;option value="26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27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27];[.B27];[.C27];[.D27];[.E27])" office:value-type="string" office:string-value="&lt;option value=&quot;27”&gt;&lt;/option&gt;" calcext:value-type="string">
            <text:p>&lt;option value="27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28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28];[.B28];[.C28];[.D28];[.E28])" office:value-type="string" office:string-value="&lt;option value=&quot;28”&gt;&lt;/option&gt;" calcext:value-type="string">
            <text:p>&lt;option value="28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29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29];[.B29];[.C29];[.D29];[.E29])" office:value-type="string" office:string-value="&lt;option value=&quot;29”&gt;&lt;/option&gt;" calcext:value-type="string">
            <text:p>&lt;option value="29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30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30];[.B30];[.C30];[.D30];[.E30])" office:value-type="string" office:string-value="&lt;option value=&quot;30”&gt;&lt;/option&gt;" calcext:value-type="string">
            <text:p>&lt;option value="30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31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31];[.B31];[.C31];[.D31];[.E31])" office:value-type="string" office:string-value="&lt;option value=&quot;31”&gt;&lt;/option&gt;" calcext:value-type="string">
            <text:p>&lt;option value="31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32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32];[.B32];[.C32];[.D32];[.E32])" office:value-type="string" office:string-value="&lt;option value=&quot;32”&gt;&lt;/option&gt;" calcext:value-type="string">
            <text:p>&lt;option value="32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33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33];[.B33];[.C33];[.D33];[.E33])" office:value-type="string" office:string-value="&lt;option value=&quot;33”&gt;&lt;/option&gt;" calcext:value-type="string">
            <text:p>&lt;option value="33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34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34];[.B34];[.C34];[.D34];[.E34])" office:value-type="string" office:string-value="&lt;option value=&quot;34”&gt;&lt;/option&gt;" calcext:value-type="string">
            <text:p>&lt;option value="34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35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35];[.B35];[.C35];[.D35];[.E35])" office:value-type="string" office:string-value="&lt;option value=&quot;35”&gt;&lt;/option&gt;" calcext:value-type="string">
            <text:p>&lt;option value="35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36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36];[.B36];[.C36];[.D36];[.E36])" office:value-type="string" office:string-value="&lt;option value=&quot;36”&gt;&lt;/option&gt;" calcext:value-type="string">
            <text:p>&lt;option value="36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37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37];[.B37];[.C37];[.D37];[.E37])" office:value-type="string" office:string-value="&lt;option value=&quot;37”&gt;&lt;/option&gt;" calcext:value-type="string">
            <text:p>&lt;option value="37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38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38];[.B38];[.C38];[.D38];[.E38])" office:value-type="string" office:string-value="&lt;option value=&quot;38”&gt;&lt;/option&gt;" calcext:value-type="string">
            <text:p>&lt;option value="38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39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39];[.B39];[.C39];[.D39];[.E39])" office:value-type="string" office:string-value="&lt;option value=&quot;39”&gt;&lt;/option&gt;" calcext:value-type="string">
            <text:p>&lt;option value="39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40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40];[.B40];[.C40];[.D40];[.E40])" office:value-type="string" office:string-value="&lt;option value=&quot;40”&gt;&lt;/option&gt;" calcext:value-type="string">
            <text:p>&lt;option value="40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41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41];[.B41];[.C41];[.D41];[.E41])" office:value-type="string" office:string-value="&lt;option value=&quot;41”&gt;&lt;/option&gt;" calcext:value-type="string">
            <text:p>&lt;option value="41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42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42];[.B42];[.C42];[.D42];[.E42])" office:value-type="string" office:string-value="&lt;option value=&quot;42”&gt;&lt;/option&gt;" calcext:value-type="string">
            <text:p>&lt;option value="42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43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43];[.B43];[.C43];[.D43];[.E43])" office:value-type="string" office:string-value="&lt;option value=&quot;43”&gt;&lt;/option&gt;" calcext:value-type="string">
            <text:p>&lt;option value="43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44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44];[.B44];[.C44];[.D44];[.E44])" office:value-type="string" office:string-value="&lt;option value=&quot;44”&gt;&lt;/option&gt;" calcext:value-type="string">
            <text:p>&lt;option value="44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45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45];[.B45];[.C45];[.D45];[.E45])" office:value-type="string" office:string-value="&lt;option value=&quot;45”&gt;&lt;/option&gt;" calcext:value-type="string">
            <text:p>&lt;option value="45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46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46];[.B46];[.C46];[.D46];[.E46])" office:value-type="string" office:string-value="&lt;option value=&quot;46”&gt;&lt;/option&gt;" calcext:value-type="string">
            <text:p>&lt;option value="46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47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47];[.B47];[.C47];[.D47];[.E47])" office:value-type="string" office:string-value="&lt;option value=&quot;47”&gt;&lt;/option&gt;" calcext:value-type="string">
            <text:p>&lt;option value="47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48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48];[.B48];[.C48];[.D48];[.E48])" office:value-type="string" office:string-value="&lt;option value=&quot;48”&gt;&lt;/option&gt;" calcext:value-type="string">
            <text:p>&lt;option value="48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49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49];[.B49];[.C49];[.D49];[.E49])" office:value-type="string" office:string-value="&lt;option value=&quot;49”&gt;&lt;/option&gt;" calcext:value-type="string">
            <text:p>&lt;option value="49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50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50];[.B50];[.C50];[.D50];[.E50])" office:value-type="string" office:string-value="&lt;option value=&quot;50”&gt;&lt;/option&gt;" calcext:value-type="string">
            <text:p>&lt;option value="50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51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51];[.B51];[.C51];[.D51];[.E51])" office:value-type="string" office:string-value="&lt;option value=&quot;51”&gt;&lt;/option&gt;" calcext:value-type="string">
            <text:p>&lt;option value="51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52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52];[.B52];[.C52];[.D52];[.E52])" office:value-type="string" office:string-value="&lt;option value=&quot;52”&gt;&lt;/option&gt;" calcext:value-type="string">
            <text:p>&lt;option value="52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53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53];[.B53];[.C53];[.D53];[.E53])" office:value-type="string" office:string-value="&lt;option value=&quot;53”&gt;&lt;/option&gt;" calcext:value-type="string">
            <text:p>&lt;option value="53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54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54];[.B54];[.C54];[.D54];[.E54])" office:value-type="string" office:string-value="&lt;option value=&quot;54”&gt;&lt;/option&gt;" calcext:value-type="string">
            <text:p>&lt;option value="54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55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55];[.B55];[.C55];[.D55];[.E55])" office:value-type="string" office:string-value="&lt;option value=&quot;55”&gt;&lt;/option&gt;" calcext:value-type="string">
            <text:p>&lt;option value="55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56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56];[.B56];[.C56];[.D56];[.E56])" office:value-type="string" office:string-value="&lt;option value=&quot;56”&gt;&lt;/option&gt;" calcext:value-type="string">
            <text:p>&lt;option value="56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57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57];[.B57];[.C57];[.D57];[.E57])" office:value-type="string" office:string-value="&lt;option value=&quot;57”&gt;&lt;/option&gt;" calcext:value-type="string">
            <text:p>&lt;option value="57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58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58];[.B58];[.C58];[.D58];[.E58])" office:value-type="string" office:string-value="&lt;option value=&quot;58”&gt;&lt;/option&gt;" calcext:value-type="string">
            <text:p>&lt;option value="58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59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59];[.B59];[.C59];[.D59];[.E59])" office:value-type="string" office:string-value="&lt;option value=&quot;59”&gt;&lt;/option&gt;" calcext:value-type="string">
            <text:p>&lt;option value="59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60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60];[.B60];[.C60];[.D60];[.E60])" office:value-type="string" office:string-value="&lt;option value=&quot;60”&gt;&lt;/option&gt;" calcext:value-type="string">
            <text:p>&lt;option value="60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61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61];[.B61];[.C61];[.D61];[.E61])" office:value-type="string" office:string-value="&lt;option value=&quot;61”&gt;&lt;/option&gt;" calcext:value-type="string">
            <text:p>&lt;option value="61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62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62];[.B62];[.C62];[.D62];[.E62])" office:value-type="string" office:string-value="&lt;option value=&quot;62”&gt;&lt;/option&gt;" calcext:value-type="string">
            <text:p>&lt;option value="62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63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63];[.B63];[.C63];[.D63];[.E63])" office:value-type="string" office:string-value="&lt;option value=&quot;63”&gt;&lt;/option&gt;" calcext:value-type="string">
            <text:p>&lt;option value="63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64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64];[.B64];[.C64];[.D64];[.E64])" office:value-type="string" office:string-value="&lt;option value=&quot;64”&gt;&lt;/option&gt;" calcext:value-type="string">
            <text:p>&lt;option value="64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65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65];[.B65];[.C65];[.D65];[.E65])" office:value-type="string" office:string-value="&lt;option value=&quot;65”&gt;&lt;/option&gt;" calcext:value-type="string">
            <text:p>&lt;option value="65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66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66];[.B66];[.C66];[.D66];[.E66])" office:value-type="string" office:string-value="&lt;option value=&quot;66”&gt;&lt;/option&gt;" calcext:value-type="string">
            <text:p>&lt;option value="66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67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67];[.B67];[.C67];[.D67];[.E67])" office:value-type="string" office:string-value="&lt;option value=&quot;67”&gt;&lt;/option&gt;" calcext:value-type="string">
            <text:p>&lt;option value="67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68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68];[.B68];[.C68];[.D68];[.E68])" office:value-type="string" office:string-value="&lt;option value=&quot;68”&gt;&lt;/option&gt;" calcext:value-type="string">
            <text:p>&lt;option value="68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69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69];[.B69];[.C69];[.D69];[.E69])" office:value-type="string" office:string-value="&lt;option value=&quot;69”&gt;&lt;/option&gt;" calcext:value-type="string">
            <text:p>&lt;option value="69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70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70];[.B70];[.C70];[.D70];[.E70])" office:value-type="string" office:string-value="&lt;option value=&quot;70”&gt;&lt;/option&gt;" calcext:value-type="string">
            <text:p>&lt;option value="70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71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71];[.B71];[.C71];[.D71];[.E71])" office:value-type="string" office:string-value="&lt;option value=&quot;71”&gt;&lt;/option&gt;" calcext:value-type="string">
            <text:p>&lt;option value="71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72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72];[.B72];[.C72];[.D72];[.E72])" office:value-type="string" office:string-value="&lt;option value=&quot;72”&gt;&lt;/option&gt;" calcext:value-type="string">
            <text:p>&lt;option value="72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73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73];[.B73];[.C73];[.D73];[.E73])" office:value-type="string" office:string-value="&lt;option value=&quot;73”&gt;&lt;/option&gt;" calcext:value-type="string">
            <text:p>&lt;option value="73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74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74];[.B74];[.C74];[.D74];[.E74])" office:value-type="string" office:string-value="&lt;option value=&quot;74”&gt;&lt;/option&gt;" calcext:value-type="string">
            <text:p>&lt;option value="74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75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75];[.B75];[.C75];[.D75];[.E75])" office:value-type="string" office:string-value="&lt;option value=&quot;75”&gt;&lt;/option&gt;" calcext:value-type="string">
            <text:p>&lt;option value="75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76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76];[.B76];[.C76];[.D76];[.E76])" office:value-type="string" office:string-value="&lt;option value=&quot;76”&gt;&lt;/option&gt;" calcext:value-type="string">
            <text:p>&lt;option value="76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77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77];[.B77];[.C77];[.D77];[.E77])" office:value-type="string" office:string-value="&lt;option value=&quot;77”&gt;&lt;/option&gt;" calcext:value-type="string">
            <text:p>&lt;option value="77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78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78];[.B78];[.C78];[.D78];[.E78])" office:value-type="string" office:string-value="&lt;option value=&quot;78”&gt;&lt;/option&gt;" calcext:value-type="string">
            <text:p>&lt;option value="78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79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79];[.B79];[.C79];[.D79];[.E79])" office:value-type="string" office:string-value="&lt;option value=&quot;79”&gt;&lt;/option&gt;" calcext:value-type="string">
            <text:p>&lt;option value="79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80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80];[.B80];[.C80];[.D80];[.E80])" office:value-type="string" office:string-value="&lt;option value=&quot;80”&gt;&lt;/option&gt;" calcext:value-type="string">
            <text:p>&lt;option value="80”&gt;&lt;/option&gt;</text:p>
          </table:table-cell>
        </table:table-row>
        <table:table-row table:style-name="ro1">
          <table:table-cell office:value-type="string" calcext:value-type="string">
            <text:p>&lt;option </text:p>
          </table:table-cell>
          <table:table-cell office:value-type="string" calcext:value-type="string">
            <text:p>value="</text:p>
          </table:table-cell>
          <table:table-cell office:value-type="string" calcext:value-type="string">
            <text:p>81”&gt;</text:p>
          </table:table-cell>
          <table:table-cell/>
          <table:table-cell office:value-type="string" calcext:value-type="string">
            <text:p>&lt;/option&gt;</text:p>
          </table:table-cell>
          <table:table-cell table:formula="of:=CONCATENATE([.A81];[.B81];[.C81];[.D81];[.E81])" office:value-type="string" office:string-value="&lt;option value=&quot;81”&gt;&lt;/option&gt;" calcext:value-type="string">
            <text:p>&lt;option value="81”&gt;&lt;/option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7">00/00/0000</text:date>, <text:time style:data-style-name="N2" text:time-value="20:31:59.9903128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4:21:38.742236483</meta:creation-date>
    <dc:date>2019-01-27T20:50:53.677465999</dc:date>
    <meta:editing-duration>PT5H26M27S</meta:editing-duration>
    <meta:editing-cycles>2</meta:editing-cycles>
    <meta:generator>LibreOffice/5.1.6.2$Linux_X86_64 LibreOffice_project/10m0$Build-2</meta:generator>
    <meta:document-statistic meta:table-count="1" meta:cell-count="424" meta:object-count="0"/>
  </office:meta>
</office:document-meta>
</file>